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706cm" style:rel-column-width="10430*"/>
    </style:style>
    <style:style style:name="Tabelle1.B" style:family="table-column">
      <style:table-column-properties style:column-width="6.59cm" style:rel-column-width="25403*"/>
    </style:style>
    <style:style style:name="Tabelle1.C" style:family="table-column">
      <style:table-column-properties style:column-width="7.705cm" style:rel-column-width="29702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a6b6" officeooo:paragraph-rsid="0002a6b6"/>
    </style:style>
    <style:style style:name="P2" style:family="paragraph" style:parent-style-name="Table_20_Contents">
      <style:text-properties officeooo:rsid="0002a6b6" officeooo:paragraph-rsid="0002a6b6"/>
    </style:style>
    <style:style style:name="P3" style:family="paragraph" style:parent-style-name="Standard">
      <style:text-properties fo:font-weight="bold" officeooo:rsid="0002a6b6" officeooo:paragraph-rsid="0002a6b6" style:font-weight-asian="bold" style:font-weight-complex="bold"/>
    </style:style>
    <style:style style:name="P4" style:family="paragraph" style:parent-style-name="Table_20_Contents">
      <style:text-properties officeooo:rsid="0004d814" officeooo:paragraph-rsid="0004d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ktübersicht Memoric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94310567764544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2">Dokumente und Dateien</text:p>
          </table:table-cell>
          <table:table-cell table:style-name="Tabelle1.C1" office:value-type="string">
            <text:p text:style-name="P2">Namentliche Zuordnung</text:p>
          </table:table-cell>
        </table:table-row>
        <table:table-row table:style-name="TableLine94310567883568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>Analyse.pdf</text:p>
          </table:table-cell>
          <table:table-cell table:style-name="Tabelle1.C2" office:value-type="string">
            <text:p text:style-name="P2">Beerheide + Stein</text:p>
          </table:table-cell>
        </table:table-row>
        <table:table-row table:style-name="TableLine94310567885664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>Klassendiagramm in Dia</text:p>
          </table:table-cell>
          <table:table-cell table:style-name="Tabelle1.C2" office:value-type="string">
            <text:p text:style-name="P2">Stein</text:p>
          </table:table-cell>
        </table:table-row>
        <table:table-row table:style-name="TableLine9431056788649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>Auswahl und Schnitt der Musikdateien</text:p>
          </table:table-cell>
          <table:table-cell table:style-name="Tabelle1.C2" office:value-type="string">
            <text:p text:style-name="P2">Beerheide</text:p>
          </table:table-cell>
        </table:table-row>
        <table:table-row table:style-name="TableLine94310567887360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>Projektübersicht.pdf</text:p>
          </table:table-cell>
          <table:table-cell table:style-name="Tabelle1.C2" office:value-type="string">
            <text:p text:style-name="P2">Beerheide + Stein</text:p>
          </table:table-cell>
        </table:table-row>
        <table:table-row table:style-name="TableLine94310567888384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>Implementierung Karten</text:p>
          </table:table-cell>
          <table:table-cell table:style-name="Tabelle1.C2" office:value-type="string">
            <text:p text:style-name="P2">Beerheide + Stein</text:p>
          </table:table-cell>
        </table:table-row>
        <table:table-row table:style-name="TableLine94310567889280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>Implementierung Spielbrett</text:p>
          </table:table-cell>
          <table:table-cell table:style-name="Tabelle1.C2" office:value-type="string">
            <text:p text:style-name="P2">Beerheide + Stein</text:p>
          </table:table-cell>
        </table:table-row>
        <table:table-row table:style-name="TableLine94310567890224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Implementierung musikAbspieler</text:p>
          </table:table-cell>
          <table:table-cell table:style-name="Tabelle1.C2" office:value-type="string">
            <text:p text:style-name="P4">Beerheide + Stein</text:p>
          </table:table-cell>
        </table:table-row>
        <table:table-row table:style-name="TableLine94310567891168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Implementierung Score</text:p>
          </table:table-cell>
          <table:table-cell table:style-name="Tabelle1.C2" office:value-type="string">
            <text:p text:style-name="P4">Beerheide + Stein</text:p>
          </table:table-cell>
        </table:table-row>
        <table:table-row table:style-name="TableLine9431056789203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Implementierung Spieltisch</text:p>
          </table:table-cell>
          <table:table-cell table:style-name="Tabelle1.C2" office:value-type="string">
            <text:p text:style-name="P4">Beerheide + Stein</text:p>
          </table:table-cell>
        </table:table-row>
        <table:table-row table:style-name="TableLine9431056789297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>Anleitung</text:p>
          </table:table-cell>
          <table:table-cell table:style-name="Tabelle1.C2" office:value-type="string">
            <text:p text:style-name="P4">Beerheide + Stein</text:p>
          </table:table-cell>
        </table:table-row>
        <table:table-row table:style-name="TableLine94310567893920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94310567894864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94310567895808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1:52:49.918805846</meta:creation-date>
    <dc:date>2023-06-08T13:33:46.133295444</dc:date>
    <meta:editing-duration>PT8M47S</meta:editing-duration>
    <meta:editing-cycles>3</meta:editing-cycles>
    <meta:generator>LibreOffice/7.3.4.2$Linux_X86_64 LibreOffice_project/30$Build-2</meta:generator>
    <meta:document-statistic meta:table-count="1" meta:image-count="0" meta:object-count="0" meta:page-count="1" meta:paragraph-count="23" meta:word-count="54" meta:character-count="439" meta:non-whitespace-character-count="408"/>
  </office:meta>
</office:document-meta>
</file>